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??" svg:font-family="'?? ????'"/>
    <style:font-face style:name="Consolas" svg:font-family="Consolas" style:font-family-generic="swiss" style:font-pitch="fixed"/>
    <style:font-face style:name="Meiryo UI" svg:font-family="'Meiryo UI'" style:font-adornments="Italic" style:font-family-generic="moder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#ffffcc"/>
      <style:text-properties fo:color="#000000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#ffffff"/>
      <style:text-properties fo:color="#000000" style:font-name="?? ????" fo:font-size="7.5pt" fo:language="en" fo:country="US" fo:font-weight="normal" style:font-name-asian="Meiryo UI" style:font-size-asian="7.5pt" style:language-asian="en" style:country-asian="US" style:font-weight-asian="normal" style:font-name-complex="?? ????" style:font-size-complex="4.25pt" style:language-complex="en" style:country-complex="US" style:font-weight-complex="normal"/>
    </style:style>
    <style:style style:name="ce5" style:family="table-cell" style:parent-style-name="Default">
      <style:table-cell-properties fo:background-color="#ffffcc"/>
      <style:text-properties fo:color="#000000" style:font-name="?? ????" fo:font-size="7.5pt" fo:language="en" fo:country="US" fo:font-weight="normal" style:font-name-asian="Meiryo UI" style:font-size-asian="7.5pt" style:language-asian="en" style:country-asian="US" style:font-weight-asian="normal" style:font-name-complex="?? ????" style:font-size-complex="4.25pt" style:language-complex="en" style:country-complex="US" style:font-weight-complex="normal"/>
    </style:style>
    <style:style style:name="ce6" style:family="table-cell" style:parent-style-name="Default">
      <style:text-properties fo:color="#000000" style:text-outline="false" style:text-line-through-style="none" style:font-name="Meiryo UI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iryo UI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cc"/>
      <style:text-properties fo:color="#000000" style:text-outline="false" style:text-line-through-style="none" style:font-name="Meiryo UI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iryo UI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/>
      <style:text-properties fo:color="#000000" style:font-name="Arial1" fo:font-size="7.5pt" fo:language="en" fo:country="US" fo:font-weight="normal" style:font-name-asian="Consolas" style:font-size-asian="7.5pt" style:language-asian="en" style:country-asian="US" style:font-weight-asian="normal" style:font-name-complex="Consolas" style:font-size-complex="4.25pt" style:language-complex="en" style:country-complex="US" style:font-weight-complex="normal"/>
    </style:style>
    <style:style style:name="ce9" style:family="table-cell" style:parent-style-name="Default">
      <style:table-cell-properties fo:background-color="#ffffcc"/>
      <style:text-properties fo:color="#000000" style:font-name="Arial1" fo:font-size="7.5pt" fo:language="en" fo:country="US" fo:font-weight="normal" style:font-name-asian="Consolas" style:font-size-asian="7.5pt" style:language-asian="en" style:country-asian="US" style:font-weight-asian="normal" style:font-name-complex="Consolas" style:font-size-complex="4.25pt" style:language-complex="en" style:country-complex="US" style:font-weight-complex="normal"/>
    </style:style>
    <style:style style:name="ce10" style:family="table-cell" style:parent-style-name="Default">
      <style:table-cell-properties fo:background-color="#ffffcc"/>
      <style:text-properties fo:color="#000000" style:font-name="Arial1" fo:font-size="7.5pt" fo:font-weight="normal" style:font-size-asian="7.5pt" style:font-weight-asian="normal" style:font-size-complex="7.5pt" style:font-weight-complex="normal"/>
    </style:style>
    <style:style style:name="ce11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row table:style-name="ro1">
          <table:table-cell office:value-type="string">
            <text:p>idol_id</text:p>
          </table:table-cell>
          <table:table-cell office:value-type="string">
            <text:p>group_id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directory_name</text:p>
          </table:table-cell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矢島舞美</text:p>
          </table:table-cell>
          <table:table-cell table:style-name="ce8" office:value-type="string">
            <text:p>maimi-yajima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中島早貴</text:p>
          </table:table-cell>
          <table:table-cell table:style-name="ce8" office:value-type="string">
            <text:p>saki-nakajima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鈴木愛理</text:p>
          </table:table-cell>
          <table:table-cell table:style-name="ce8" office:value-type="string">
            <text:p>airi-suzuki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岡井千聖</text:p>
          </table:table-cell>
          <table:table-cell table:style-name="ce8" office:value-type="string">
            <text:p>chisato-okai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萩原舞</text:p>
          </table:table-cell>
          <table:table-cell table:style-name="ce8" office:value-type="string">
            <text:p>mai-hagiwara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譜久村聖</text:p>
          </table:table-cell>
          <table:table-cell table:style-name="ce9" office:value-type="string">
            <text:p>mizuki-fukumura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生田衣梨奈</text:p>
          </table:table-cell>
          <table:table-cell table:style-name="ce9" office:value-type="string">
            <text:p>erina-ikuta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飯窪春菜</text:p>
          </table:table-cell>
          <table:table-cell table:style-name="ce9" office:value-type="string">
            <text:p>haruna-iikubo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石田亜佑美</text:p>
          </table:table-cell>
          <table:table-cell table:style-name="ce9" office:value-type="string">
            <text:p>ayumi-ishida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佐藤優樹</text:p>
          </table:table-cell>
          <table:table-cell table:style-name="ce9" office:value-type="string">
            <text:p>masaki-sato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工藤遥</text:p>
          </table:table-cell>
          <table:table-cell table:style-name="ce9" office:value-type="string">
            <text:p>haruka-kudo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小田さくら</text:p>
          </table:table-cell>
          <table:table-cell table:style-name="ce9" office:value-type="string">
            <text:p>sakura-oda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尾形春水</text:p>
          </table:table-cell>
          <table:table-cell table:style-name="ce9" office:value-type="string">
            <text:p>haruna-ogata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野中美希</text:p>
          </table:table-cell>
          <table:table-cell table:style-name="ce9" office:value-type="string">
            <text:p>miki-nonaka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牧野真莉愛</text:p>
          </table:table-cell>
          <table:table-cell table:style-name="ce9" office:value-type="string">
            <text:p>maria-makino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羽賀朱音</text:p>
          </table:table-cell>
          <table:table-cell table:style-name="ce10" office:value-type="string">
            <text:p>akane-haga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加賀楓</text:p>
          </table:table-cell>
          <table:table-cell table:style-name="ce11" office:value-type="string">
            <text:p>kaede-kaga</text:p>
          </table:table-cell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横山玲奈</text:p>
          </table:table-cell>
          <table:table-cell table:style-name="ce9" office:value-type="string">
            <text:p>reina-yokoyama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和田彩花</text:p>
          </table:table-cell>
          <table:table-cell office:value-type="string">
            <text:p>ayaka-wada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中西香菜</text:p>
          </table:table-cell>
          <table:table-cell office:value-type="string">
            <text:p>kana-nakanishi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竹内朱莉</text:p>
          </table:table-cell>
          <table:table-cell office:value-type="string">
            <text:p>akari-takeuchi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勝田里奈</text:p>
          </table:table-cell>
          <table:table-cell office:value-type="string">
            <text:p>rina-katsut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室田瑞希</text:p>
          </table:table-cell>
          <table:table-cell office:value-type="string">
            <text:p>mizuki-murota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相川茉穂</text:p>
          </table:table-cell>
          <table:table-cell office:value-type="string">
            <text:p>maho-aikawa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佐々木莉佳子</text:p>
          </table:table-cell>
          <table:table-cell office:value-type="string">
            <text:p>rikako-sasaki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上國料萌衣</text:p>
          </table:table-cell>
          <table:table-cell office:value-type="string">
            <text:p>moe-kamikokuryo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笠原桃奈</text:p>
          </table:table-cell>
          <table:table-cell office:value-type="string">
            <text:p>momona-kasahara</text:p>
          </table:table-cell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宮崎由加</text:p>
          </table:table-cell>
          <table:table-cell table:style-name="ce7" office:value-type="string">
            <text:p>yuka-miyazaki</text:p>
          </table:table-cell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金澤朋子</text:p>
          </table:table-cell>
          <table:table-cell table:style-name="ce7" office:value-type="string">
            <text:p>tomoko-kanazawa</text:p>
          </table:table-cell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高木紗友希</text:p>
          </table:table-cell>
          <table:table-cell table:style-name="ce7" office:value-type="string">
            <text:p>sayuki-takagi</text:p>
          </table:table-cell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宮本佳林</text:p>
          </table:table-cell>
          <table:table-cell table:style-name="ce7" office:value-type="string">
            <text:p>karin-miyamoto</text:p>
          </table:table-cell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植村あかり</text:p>
          </table:table-cell>
          <table:table-cell table:style-name="ce7" office:value-type="string">
            <text:p>akari-uemura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嗣永桃子</text:p>
          </table:table-cell>
          <table:table-cell office:value-type="string">
            <text:p>momoko-tsugunaga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山木梨沙</text:p>
          </table:table-cell>
          <table:table-cell office:value-type="string">
            <text:p>risa-yamaki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森戸知沙希</text:p>
          </table:table-cell>
          <table:table-cell office:value-type="string">
            <text:p>chisaki-morito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小関舞</text:p>
          </table:table-cell>
          <table:table-cell office:value-type="string">
            <text:p>mai-ozeki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梁川奈々美</text:p>
          </table:table-cell>
          <table:table-cell office:value-type="string">
            <text:p>nanami-yanagawa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船木結</text:p>
          </table:table-cell>
          <table:table-cell office:value-type="string">
            <text:p>musubu-funaki</text:p>
          </table:table-cell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藤井梨央</text:p>
          </table:table-cell>
          <table:table-cell table:style-name="ce7" office:value-type="string">
            <text:p>rio-fujii</text:p>
          </table:table-cell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広瀬彩海</text:p>
          </table:table-cell>
          <table:table-cell table:style-name="ce7" office:value-type="string">
            <text:p>ayaka-hirose</text:p>
          </table:table-cell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野村みな美</text:p>
          </table:table-cell>
          <table:table-cell table:style-name="ce7" office:value-type="string">
            <text:p>minami-nomura</text:p>
          </table:table-cell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小川麗奈</text:p>
          </table:table-cell>
          <table:table-cell table:style-name="ce7" office:value-type="string">
            <text:p>rena-ogawa</text:p>
          </table:table-cell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浜浦彩乃</text:p>
          </table:table-cell>
          <table:table-cell table:style-name="ce7" office:value-type="string">
            <text:p>ayano-hamaura</text:p>
          </table:table-cell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田口夏実</text:p>
          </table:table-cell>
          <table:table-cell table:style-name="ce7" office:value-type="string">
            <text:p>natsumi-taguchi</text:p>
          </table:table-cell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和田桜子</text:p>
          </table:table-cell>
          <table:table-cell table:style-name="ce7" office:value-type="string">
            <text:p>sakurako-wada</text:p>
          </table:table-cell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井上玲音</text:p>
          </table:table-cell>
          <table:table-cell table:style-name="ce7" office:value-type="string">
            <text:p>rei-inoue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山岸理子</text:p>
          </table:table-cell>
          <table:table-cell office:value-type="string">
            <text:p>riko-yamagishi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string">
            <text:p>小片リサ</text:p>
          </table:table-cell>
          <table:table-cell office:value-type="string">
            <text:p>risa-ogata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新沼希空</text:p>
          </table:table-cell>
          <table:table-cell office:value-type="string">
            <text:p>kisora-niinuma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string">
            <text:p>谷本安美</text:p>
          </table:table-cell>
          <table:table-cell office:value-type="string">
            <text:p>ami-tanimoto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岸本ゆめの</text:p>
          </table:table-cell>
          <table:table-cell office:value-type="string">
            <text:p>yumeno-kishimoto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string">
            <text:p>浅倉樹々</text:p>
          </table:table-cell>
          <table:table-cell office:value-type="string">
            <text:p>kiki-asakura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string">
            <text:p>小野瑞歩</text:p>
          </table:table-cell>
          <table:table-cell office:value-type="string">
            <text:p>mizuho-ono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string">
            <text:p>小野田紗栞</text:p>
          </table:table-cell>
          <table:table-cell office:value-type="string">
            <text:p>saori-onoda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string">
            <text:p>秋山眞緒</text:p>
          </table:table-cell>
          <table:table-cell office:value-type="string">
            <text:p>mao-akiyam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??" svg:font-family="'?? ????'"/>
    <style:font-face style:name="Consolas" svg:font-family="Consolas" style:font-family-generic="swiss" style:font-pitch="fixed"/>
    <style:font-face style:name="Meiryo UI" svg:font-family="'Meiryo UI'" style:font-adornments="Italic" style:font-family-generic="moder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2017/02/25</text:date>, <text:time>18:44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5T18:44:17.08</dc:date>
    <meta:generator>OpenOffice/4.1.3$Win32 OpenOffice.org_project/413m1$Build-9783</meta:generator>
    <meta:editing-duration>PT18S</meta:editing-duration>
    <meta:editing-cycles>1</meta:editing-cycles>
    <meta:document-statistic meta:table-count="1" meta:cell-count="224" meta:object-count="0"/>
  </office:meta>
</office:document-meta>
</file>